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2979in" fo:margin-left="0in" fo:margin-right="0.0021in" table:align="margins"/>
    </style:style>
    <style:style style:name="Table1.A" style:family="table-column">
      <style:table-column-properties style:column-width="2.4292in" style:rel-column-width="21811*"/>
    </style:style>
    <style:style style:name="Table1.B" style:family="table-column">
      <style:table-column-properties style:column-width="4.8688in" style:rel-column-width="43724*"/>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66in" style:rel-column-width="10465*"/>
    </style:style>
    <style:style style:name="Table2.B" style:family="table-column">
      <style:table-column-properties style:column-width="6.1361in" style:rel-column-width="55070*"/>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Standard">
      <style:paragraph-properties fo:margin-top="0in" fo:margin-bottom="0.0417in" fo:text-align="center" style:justify-single-word="false" fo:padding="0in" fo:border="none"/>
      <style:text-properties style:font-name="Lubalin Graph Book1" fo:font-weight="bold" style:font-weight-asian="bold" style:font-weight-complex="bold"/>
    </style:style>
    <style:style style:name="P3" style:family="paragraph" style:parent-style-name="Bold">
      <style:text-properties fo:font-size="11pt"/>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Bold">
      <style:text-properties style:font-name="Lubalin Graph Book1" fo:font-size="11pt" fo:font-style="normal" fo:font-weight="normal" style:font-size-asian="12pt" style:font-weight-asian="normal" style:font-weight-complex="normal"/>
    </style:style>
    <style:style style:name="P6" style:family="paragraph" style:parent-style-name="Bold">
      <style:text-properties fo:font-size="11pt"/>
    </style:style>
    <style:style style:name="P7" style:family="paragraph" style:parent-style-name="Bullet" style:list-style-name="L1">
      <style:text-properties fo:font-size="11pt"/>
    </style:style>
    <style:style style:name="P8" style:family="paragraph" style:parent-style-name="Bullet" style:list-style-name="L2">
      <style:text-properties fo:font-size="11pt"/>
    </style:style>
    <style:style style:name="P9"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style>
    <style:style style:name="T10" style:family="text">
      <style:text-properties style:font-name="Lubalin Graph Book1" fo:font-style="normal" fo:font-weight="bold" style:font-size-asian="12pt" style:font-weight-asian="bold"/>
    </style:style>
    <style:style style:name="T11" style:family="text">
      <style:text-properties style:font-name="Lubalin Graph Book1" fo:font-style="normal" fo:font-weight="bold" style:font-size-asian="12pt" style:font-weight-asian="bold" style:font-weight-complex="bold"/>
    </style:style>
    <style:style style:name="T12" style:family="text">
      <style:text-properties style:font-name="Lubalin Graph Book1" fo:font-style="normal" fo:font-weight="normal" style:font-size-asian="12pt" style:font-weight-asian="normal" style:font-weight-complex="normal"/>
    </style:style>
    <style:style style:name="T13" style:family="text">
      <style:text-properties style:font-name="Lubalin Graph Book1" fo:font-size="11pt" fo:font-style="normal" fo:font-weight="bold" style:font-size-asian="12pt" style:font-weight-asian="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Perl, PHP, RPG, Ruby, Sass, shell scripts (ksh, bash), SQL (mySQL, PostgreSQL, Microsoft Access,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rector, FileMaker Pro, Finale, Microsoft Office, Microsoft Project, mySQL Tools, NeoOffice, Panorama, Power*Architect, RealProducer, Solo,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ksh, Nginx, OpenOffice,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July 1998–present</text:p>
          </table:table-cell>
          <table:table-cell table:style-name="Table2.A1" office:value-type="string">
            <text:p text:style-name="P3"><text:span text:style-name="T10">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3"><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January–February 2008</text:p>
          </table:table-cell>
          <table:table-cell table:style-name="Table2.A1" office:value-type="string">
            <text:p text:style-name="P3">Vita Rara<text:span text:style-name="T13"><text:tab/>Troy, New York</text:span></text:p>
            <text:p text:style-name="P5">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3">Reflexions Data (consulting for RHI Technology)<text:span text:style-name="T10"><text:tab/>White Plains, New </text:span><text:span text:style-name="T11">York</text:span><text:span text:style-name="T12"><text:line-break/>Senior Web developer, using Mac OS X development tools to design and implement backends for Web applications with LAMP technologies, JavaScript (including Ajax), Mootools, and Fusebox on Linux and Mac OS X Apache servers.</text:span></text:p>
          </table:table-cell>
        </table:table-row>
        <table:table-row>
          <table:table-cell table:style-name="Table2.A1" office:value-type="string">
            <text:p text:style-name="Bold">February–September 2006</text:p>
          </table:table-cell>
          <table:table-cell table:style-name="Table2.A1" office:value-type="string">
            <text:p text:style-name="P3"><text:span text:style-name="T10">SoftWaveMedia/Zysys Solutions<text:tab/>Irvington, New York</text:span><text:span text:style-name="T2"><text:line-break/>ColdFusion/mySQL developer for radio advertising broker. Achievements included:</text:span></text:p>
            <text:list xml:id="list1265175096" text:style-name="L1">
              <text:list-item>
                <text:p text:style-name="P7">introducing and supporting Fusebox framework, including customizing open-source Fusebox documentation tools,</text:p>
              </text:list-item>
              <text:list-item>
                <text:p text:style-name="P7">creating automated Web-based invoice system with XML integration on Apache,</text:p>
              </text:list-item>
              <text:list-item>
                <text:p text:style-name="P7">designing and building database schemata,</text:p>
              </text:list-item>
              <text:list-item>
                <text:p text:style-name="P7">writing Perl and Linux shell scripts to automate reading of several million records from ﬂat text ﬁles into mySQL database.</text:p>
              </text:list-item>
            </text:list>
          </table:table-cell>
        </table:table-row>
        <text:soft-page-break/>
        <table:table-row>
          <table:table-cell table:style-name="Table2.A1" office:value-type="string">
            <text:p text:style-name="Bold">August 2004–<text:line-break/>January 2006</text:p>
          </table:table-cell>
          <table:table-cell table:style-name="Table2.A1" office:value-type="string">
            <text:p text:style-name="P3"><text:span text:style-name="T10">IBM Corporation<text:tab/>East Fishkill, New York<text:line-break/>(consulting for Spherion and CCI)</text:span><text:span text:style-name="T2"><text:line-break/>Telephone support analyst for major multinational corporate account, serving as first point of contact for all technical issues.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3"><text:span text:style-name="T10">New World Technologies (</text:span><text:span text:style-name="T13">independent consultancy)</text:span><text:span text:style-name="T10"><text:tab/>New York, New York</text:span><text:span text:style-name="T3"><text:line-break/></text:span><text:span text:style-name="T2">ColdFusion/HTML programmer in e-commerce environment. Tasks included:</text:span></text:p>
            <text:list xml:id="list534944298" text:continue-list="list1265175096" text:style-name="L1">
              <text:list-item text:start-value="1">
                <text:p text:style-name="P7">designing and implementing Web-based solution for editing large relational Microsoft Access database of products and clients,</text:p>
              </text:list-item>
              <text:list-item>
                <text:p text:style-name="P7">maintaining program generating product information sheets from this database,</text:p>
              </text:list-item>
              <text:list-item>
                <text:p text:style-name="P7">maintaining programmers’ documentation engine on corporate intranet, running on Microsoft IIS.</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10">Omni-Services Corporation<text:tab/>Culpeper, Virginia<text:line-break/>(consulting for Supra Data Systems)</text:span><text:span text:style-name="T2"><text:line-break/>ASNA 400 RPG programmer on IBM System/36. Duties included:</text:span></text:p>
            <text:list xml:id="list1621112990" text:style-name="L2">
              <text:list-item>
                <text:p text:style-name="P8">maintaining several hundred custom programs for generation of ﬁnancial reports,</text:p>
              </text:list-item>
              <text:list-item>
                <text:p text:style-name="P8">distributing updates of the programs for installation at branch locations,</text:p>
              </text:list-item>
              <text:list-item>
                <text:p text:style-name="P8">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3"><text:span text:style-name="T10">Purchase College<text:tab/>Purchase, New York</text:span><text:span text:style-name="T3"><text:line-break/></text:span><text:span text:style-name="T2">Technician for campus TCP/IP network, Macintosh specialist. Duties and achievements included:</text:span></text:p>
            <text:list xml:id="list739498656" text:continue-list="list1621112990" text:style-name="L2">
              <text:list-item text:start-value="1">
                <text:p text:style-name="P8">wiring and repairing campus network,</text:p>
              </text:list-item>
              <text:list-item>
                <text:p text:style-name="P8">building IBM-compatible PCs,</text:p>
              </text:list-item>
              <text:list-item>
                <text:p text:style-name="P8">streamlining management of student Macintosh lab by using Assimilator,</text:p>
              </text:list-item>
              <text:list-item>
                <text:p text:style-name="P8">providing technical support for other Macs on campus,</text:p>
              </text:list-item>
              <text:list-item>
                <text:p text:style-name="P8">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10">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979856906" text:style-name="L3">
              <text:list-item>
                <text:p text:style-name="P9">installing, supporting, maintaining, and upgrading PCs, AS/400 workstations, bar code printers and scanners, and other hardware,</text:p>
              </text:list-item>
              <text:list-item>
                <text:p text:style-name="P9">implementing bar-code-based package tracking and identification system, including writing narrative descriptions of current and planned procedures,</text:p>
              </text:list-item>
              <text:list-item>
                <text:p text:style-name="P9">writing and maintaining custom shipping, and purchasing programs,</text:p>
              </text:list-item>
              <text:list-item>
                <text:p text:style-name="P9">writing documentation for custom programs to print bar-coded labels on demand and interface with tracking system,</text:p>
              </text:list-item>
              <text:list-item>
                <text:p text:style-name="P9">creating, performing, and reporting on comparative tests of hardware and software under consideration for adoption,</text:p>
              </text:list-item>
              <text:list-item>
                <text:p text:style-name="P9">working with developer of corporate website on searchable database of products,</text:p>
              </text:list-item>
              <text:list-item>
                <text:p text:style-name="P9">installing and maintaining dedicated fax system driven by AS/400 to replace inefficient manual printing and sending of routine sales quotes.</text:p>
              </text:list-item>
            </text:list>
          </table:table-cell>
        </table:table-row>
      </table:table>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2</text:page-number></text:span><text:span text:style-name="Page_20_Number"><text:span text:style-name="MT1"> of </text:span></text:span><text:span text:style-name="MT1"><text:page-count>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dc:title>Résumé: Marnen E. Laibow-Koser</dc:title>
    <meta:initial-creator>Marnen E. Laibow-Koser</meta:initial-creator>
    <meta:creation-date>2000-09-12T13:29:00</meta:creation-date>
    <dc:creator>Marnen Laibow-Koser</dc:creator>
    <dc:date>2010-02-02T17:25:36</dc:date>
    <meta:print-date>2007-10-02T22:52:26</meta:print-date>
    <dc:language>en-US</dc:language>
    <meta:editing-cycles>93</meta:editing-cycles>
    <meta:editing-duration>PT53H51M01S</meta:editing-duration>
    <meta:document-statistic meta:table-count="2" meta:image-count="0" meta:object-count="0" meta:page-count="2" meta:paragraph-count="60" meta:word-count="737" meta:character-count="5455"/>
    <meta:user-defined meta:name="Info 1"/>
    <meta:user-defined meta:name="Info 2"/>
    <meta:user-defined meta:name="Info 3"/>
    <meta:user-defined meta:name="Info 4"/>
  </office:meta>
</office:document-meta>
</file>